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Heading_20_1" style:list-style-name="WWNum1"/>
    <style:style style:name="P37" style:family="paragraph" style:parent-style-name="Heading_20_1" style:list-style-name="WWNum5">
      <style:paragraph-properties fo:break-before="auto" fo:break-after="auto"/>
    </style:style>
    <style:style style:name="P3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font-name="Arial" fo:font-size="11pt" style:font-name-asian="Arial1" style:font-size-asian="11pt" style:font-name-complex="Arial1" style:font-size-complex="11pt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Aplicaciones Ofimáticas (Office Applications)</text:span><text:span text:style-name="T2"><text:line-break/></text:span><text:span text:style-name="T3">UD 09. Actividades evaluables 02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Febrer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Fecha de entrega</text:span></text:a><text:span text:style-name="T18"><text:tab/>2</text:span></text:p>
          <text:p text:style-name="P14"><text:a xlink:type="simple" xlink:href="#_9maybllx2a09" text:style-name="Index_20_Link" text:visited-style-name="Index_20_Link"><text:span text:style-name="T18">2. Observaciones previas a la realización de tareas evaluables</text:span></text:a><text:span text:style-name="T18"><text:tab/>3</text:span></text:p>
          <text:p text:style-name="P14"><text:a xlink:type="simple" xlink:href="#_afyd0upjm6kl" text:style-name="Index_20_Link" text:visited-style-name="Index_20_Link"><text:span text:style-name="T18">1. Actividad 01</text:span></text:a><text:span text:style-name="T18"><text:tab/>3</text:span></text:p>
          <text:p text:style-name="P14"><text:a xlink:type="simple" xlink:href="#_cirkz9rhsjvh" text:style-name="Index_20_Link" text:visited-style-name="Index_20_Link"><text:span text:style-name="T18">2. Actividad 02</text:span></text:a><text:span text:style-name="T18"><text:tab/>3</text:span></text:p>
          <text:p text:style-name="P15"><text:a xlink:type="simple" xlink:href="#_4micocaff206" text:style-name="Index_20_Link" text:visited-style-name="Index_20_Link"><text:span text:style-name="T18">3. Actividad 03</text:span></text:a><text:span text:style-name="T18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20"><text:span text:style-name="T15">UD09. Actividades evaluables 02</text:span></text:p>
      <text:list xml:id="list2434479092" text:style-name="WWNum5">
        <text:list-item>
          <text:p text:style-name="P37"><text:bookmark text:name="_dbh0n1vac4c8"/>Fecha de entrega</text:p>
        </text:list-item>
      </text:list>
      <text:p text:style-name="Standard"><text:span text:style-name="T10">Fecha límite de entrega: </text:span><text:span text:style-name="T19">Viernes 3 de marzo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325601040616" text:continue-numbering="true" text:style-name="WWNum5">
        <text:list-item>
          <text:p text:style-name="P37"><text:bookmark text:name="_9maybllx2a09"/><text:soft-page-break/>Observaciones previas a la realización de tareas evaluables</text:p>
        </text:list-item>
      </text:list>
      <text:list xml:id="list914041003" text:style-name="WWNum4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560630528" text:style-name="WWNum2">
        <text:list-item>
          <text:list>
            <text:list-item>
              <text:p text:style-name="P34">Si para la entrega se requiere entregar varios ficheros, entrégalos comprimido en un único fichero con extensión “.zip”.</text:p>
            </text:list-item>
          </text:list>
        </text:list-item>
      </text:list>
      <text:list xml:id="list1326347077498" text:continue-list="list914041003" text:style-name="WWNum4">
        <text:list-item>
          <text:p text:style-name="P26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5">El índice solo será necesario si el documento (sin contar portada) ocupa más de una página y tiene más de un apartado. </text:p>
            </text:list-item>
          </text:list>
        </text:list-item>
        <text:list-item>
          <text:p text:style-name="P30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p text:style-name="P11">que dé una calificación de apto. Recuerda el formato apaisado y que es en inglés.</text:p>
      <text:list xml:id="list1132418274" text:style-name="WWNum1">
        <text:list-item>
          <text:p text:style-name="P36"><text:bookmark text:name="_afyd0upjm6kl"/>Actividad 01</text:p>
        </text:list-item>
      </text:list>
      <text:p text:style-name="Standard">Realiza con Excel (Office 365), Google Spreadsheet o LibreOffice Calc, una hoja de cálculo que permita introducir un nombre, un email y un teléfono en cada fila. Al lado de cada entrada, debe aparecer dinámicamente correcto si la dirección de correo es válida y además el teléfono empieza por 6, 8 o 96, o incorrecto si no se cumple alguna de las condiciones.</text:p>
      <text:p text:style-name="Standard"/>
      <text:p text:style-name="Standard"><text:span text:style-name="T10">Estrategia sugerida:</text:span></text:p>
      <text:list xml:id="list3539738025" text:style-name="WWNum3">
        <text:list-item>
          <text:p text:style-name="P27">En la fila 1, crear los encabezados de columna: "Nombre", "Email", "Teléfono" y "Estado"</text:p>
        </text:list-item>
        <text:list-item>
          <text:p text:style-name="P27">En las filas siguientes, introducir los datos correspondientes a cada persona</text:p>
        </text:list-item>
        <text:list-item>
          <text:p text:style-name="P27">Crear una fórmula para comprobar si el email es válido.</text:p>
        </text:list-item>
        <text:list-item>
          <text:p text:style-name="P27">Crear una fórmula para comprobar si el teléfono empieza por 6, 8 o 96.</text:p>
        </text:list-item>
        <text:list-item>
          <text:p text:style-name="P27">Copiar la fórmula a las celdas restantes de la columna "Estado" (por ejemplo, seleccionando abajo a la derecha la celda y arrastrando.</text:p>
        </text:list-item>
        <text:list-item>
          <text:p text:style-name="P31">Verificar que las fórmulas están funcionando correctamente y produciendo los resultados esperados.</text:p>
        </text:list-item>
      </text:list>
      <text:p text:style-name="P11"><text:span text:style-name="T9"><text:s/>📕 </text:span><text:span text:style-name="T10">A entregar: </text:span>entregar el documento solicitado.</text:p>
      <text:list xml:id="list1326119769983" text:continue-list="list1132418274" text:style-name="WWNum1">
        <text:list-item>
          <text:p text:style-name="P36"><text:bookmark text:name="_cirkz9rhsjvh"/>Actividad 02</text:p>
        </text:list-item>
      </text:list>
      <text:p text:style-name="Standard">Realiza con Excel (Office 365), Google Spreadsheet o LibreOffice Calc, una hoja de cálculo que permita introducir los distintos elementos de una cuenta de un bar (cada plato), sus unidades, su precio y un campo dinámico SI/NO de si entra en la cuenta común. Tras ello, que se le permita poner cuantos comensales hay y que nos diga a cuanto sale cada comensal, solo tomando en cuenta los platos donde ponga SI.</text:p>
      <text:p text:style-name="Standard"/>
      <text:p text:style-name="Standard"><text:span text:style-name="T10">Estrategia sugerida:</text:span></text:p>
      <text:list xml:id="list3686199354" text:style-name="WWNum6">
        <text:list-item>
          <text:p text:style-name="P28">En la fila 1, crear los encabezados de columna: "Plato", "Unidades", "Precio", "Entra en cuenta común" y "Costo total"</text:p>
        </text:list-item>
        <text:list-item>
          <text:p text:style-name="P28">En las filas siguientes, introducir los datos correspondientes a cada plato</text:p>
        </text:list-item>
        <text:list-item>
          <text:p text:style-name="P28">Crear una columna adicional para el número de comensales y otra para el costo por comensal</text:p>
        </text:list-item>
        <text:list-item>
          <text:p text:style-name="P28"><text:soft-page-break/>Crear una fórmula para calcular el costo total de cada plato: "Unidades" x "Precio"</text:p>
        </text:list-item>
        <text:list-item>
          <text:p text:style-name="P28">Crear una fórmula para calcular el costo por comensal: "Costo total" / "Comensales"</text:p>
        </text:list-item>
        <text:list-item>
          <text:p text:style-name="P28">Crear una fórmula para calcular el costo total solo de los platos que entran en la cuenta común.</text:p>
        </text:list-item>
        <text:list-item>
          <text:p text:style-name="P28">Crear una fórmula para calcular el costo por comensal: "Costo total" / "Comensales"</text:p>
        </text:list-item>
        <text:list-item>
          <text:p text:style-name="P32">Verificar que las fórmulas están funcionando correctamente y produciendo los resultados esperados.</text:p>
        </text:list-item>
      </text:list>
      <text:p text:style-name="P11"><text:span text:style-name="T9"><text:s/>📕 </text:span><text:span text:style-name="T10">A entregar: </text:span>entregar el documento solicitado.</text:p>
      <text:list xml:id="list1325476164978" text:continue-list="list1326119769983" text:style-name="WWNum1">
        <text:list-item>
          <text:p text:style-name="P36"><text:bookmark text:name="_4micocaff206"/>Actividad 03</text:p>
        </text:list-item>
      </text:list>
      <text:p text:style-name="Standard">Realiza con Excel (Office 365), Google Spreadsheet o LibreOffice Calc, una hoja de cálculo para calcular basándose en lo aportado por cada persona para un gasto común, a la hora de hacer cuentas, cuanto le toca poner a cada uno.</text:p>
      <text:p text:style-name="Standard">Esta primera hoja de cálculo permite entradas (una por fila) donde se indique el nombre de una persona y cuanto dinero ha aportado. Tras ello, <text:s/>en ese mismo documento, genera otra hoja donde se sitúen los nombres de los participantes y a la derecha indique dinámicamente cuanto debe aportar (en positivo) o cuanto debe recibir (en negativo) cada persona para ajustar las cuentas.</text:p>
      <text:p text:style-name="Standard"/>
      <text:p text:style-name="Standard"><text:span text:style-name="T10">Estrategia sugerida:</text:span></text:p>
      <text:list xml:id="list804555591" text:style-name="WWNum7">
        <text:list-item>
          <text:p text:style-name="P29">En la primera hoja, en la fila 1, crear los encabezados de columna: "Nombre", "Aporte" y "Diferencia".</text:p>
        </text:list-item>
        <text:list-item>
          <text:p text:style-name="P29">En las filas siguientes, introducir los datos correspondientes a cada persona, es decir, su nombre y el dinero que han aportado.</text:p>
        </text:list-item>
        <text:list-item>
          <text:p text:style-name="P29">Calcular la suma total de los aportes.</text:p>
        </text:list-item>
        <text:list-item>
          <text:p text:style-name="P29">Dividir la suma total de los aportes entre el número de participantes.</text:p>
        </text:list-item>
        <text:list-item>
          <text:p text:style-name="P29">Calcular la diferencia para cada participante.</text:p>
        </text:list-item>
        <text:list-item>
          <text:p text:style-name="P33">Verificar que las fórmulas están funcionando correctamente y produciendo los resultados esperados.</text:p>
        </text:list-item>
      </text:list>
      <text:p text:style-name="P11"><text:span text:style-name="T9"><text:s/>📕 </text:span><text:span text:style-name="T10">A entregar: </text:span>entregar el documento solicit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9. Actividades evaluables 02</text:span></text:p>
      </style:header>
      <style:footer>
        <text:p text:style-name="MP4"><text:span text:style-name="MT1">Aplicaciones Ofimáticas (Office Applications)<text:tab/><text:tab/>UD09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67" meta:word-count="927" meta:character-count="5598" meta:non-whitespace-character-count="4752"/>
    <meta:generator>LibreOfficeDev/6.0.5.2$Linux_X86_64 LibreOffice_project/</meta:generator>
  </office:meta>
</office:document-meta>
</file>